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9mm"/>
    </style:style>
    <style:style style:name="co2" style:family="table-column">
      <style:table-column-properties fo:break-before="auto" style:column-width="27.04mm"/>
    </style:style>
    <style:style style:name="co3" style:family="table-column">
      <style:table-column-properties fo:break-before="auto" style:column-width="15.33mm"/>
    </style:style>
    <style:style style:name="co4" style:family="table-column">
      <style:table-column-properties fo:break-before="auto" style:column-width="19.69mm"/>
    </style:style>
    <style:style style:name="co5" style:family="table-column">
      <style:table-column-properties fo:break-before="auto" style:column-width="26.2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color="#ff3333" fo:font-weight="normal" style:font-weight-asian="normal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2018-08-15_21:47:41.018220_mobilenet_1.0_224_quantiz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6" table:number-columns-repeated="4" table:default-cell-style-name="ce1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class size</text:p>
          </table:table-cell>
          <table:table-cell office:value-type="string" calcext:value-type="string">
            <text:p>val size</text:p>
          </table:table-cell>
          <table:table-cell office:value-type="string" calcext:value-type="string">
            <text:p>val correct</text:p>
          </table:table-cell>
          <table:table-cell table:number-columns-repeated="3" office:value-type="string" calcext:value-type="string">
            <text:p>val percentage</text:p>
          </table:table-cell>
          <table:table-cell table:style-name="ce1" office:value-type="string" calcext:value-type="string">
            <text:p>average val percentage</text:p>
          </table:table-cell>
          <table:table-cell table:style-name="ce1"/>
          <table:table-cell office:value-type="string" calcext:value-type="string">
            <text:p>change in average</text:p>
          </table:table-cell>
          <table:table-cell office:value-type="string" calcext:value-type="string">
            <text:p>increase</text:p>
          </table:table-cell>
          <table:table-cell office:value-type="string" calcext:value-type="string">
            <text:p>old dataset size</text:p>
          </table:table-cell>
          <table:table-cell office:value-type="string" calcext:value-type="string">
            <text:p>old average</text:p>
          </table:table-cell>
          <table:table-cell/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amberjack</text:p>
          </table:table-cell>
          <table:table-cell office:value-type="float" office:value="331" calcext:value-type="float">
            <text:p>331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40.625" calcext:value-type="float">
            <text:p>40.625</text:p>
          </table:table-cell>
          <table:table-cell office:value-type="float" office:value="75" calcext:value-type="float">
            <text:p>75</text:p>
          </table:table-cell>
          <table:table-cell office:value-type="float" office:value="46.875" calcext:value-type="float">
            <text:p>46.875</text:p>
          </table:table-cell>
          <table:table-cell table:formula="of:=AVERAGE([.E2:.G2])" office:value-type="float" office:value="54.1666666666667" calcext:value-type="float">
            <text:p>54.1666666667</text:p>
          </table:table-cell>
          <table:table-cell table:style-name="ce1"/>
          <table:table-cell table:formula="of:=[.H2]-[.M2]" office:value-type="float" office:value="12.5" calcext:value-type="float">
            <text:p>12.5</text:p>
          </table:table-cell>
          <table:table-cell table:formula="of:=([.B2]-[.L2])/[.L2]*100"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office:value-type="float" office:value="41.6666666666667" calcext:value-type="float">
            <text:p>41.6666666667</text:p>
          </table:table-cell>
          <table:table-cell table:formula="of:=[.B2]-[.L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ustralian_bass</text:p>
          </table:table-cell>
          <table:table-cell office:value-type="float" office:value="979" calcext:value-type="float">
            <text:p>979</text:p>
          </table:table-cell>
          <table:table-cell office:value-type="float" office:value="92" calcext:value-type="float">
            <text:p>92</text:p>
          </table:table-cell>
          <table:table-cell office:value-type="float" office:value="74" calcext:value-type="float">
            <text:p>74</text:p>
          </table:table-cell>
          <table:table-cell office:value-type="float" office:value="80.4347826086957" calcext:value-type="float">
            <text:p>80.4347826087</text:p>
          </table:table-cell>
          <table:table-cell office:value-type="float" office:value="76.0869565217391" calcext:value-type="float">
            <text:p>76.0869565217</text:p>
          </table:table-cell>
          <table:table-cell office:value-type="float" office:value="54.3478260869565" calcext:value-type="float">
            <text:p>54.347826087</text:p>
          </table:table-cell>
          <table:table-cell table:formula="of:=AVERAGE([.E3:.G3])" office:value-type="float" office:value="70.2898550724638" calcext:value-type="float">
            <text:p>70.2898550725</text:p>
          </table:table-cell>
          <table:table-cell/>
          <table:table-cell table:formula="of:=[.H3]-[.M3]" office:value-type="float" office:value="8.88634630053397" calcext:value-type="float">
            <text:p>8.8863463005</text:p>
          </table:table-cell>
          <table:table-cell table:formula="of:=([.B3]-[.L3])/[.L3]*100" office:value-type="float" office:value="24.7133757961783" calcext:value-type="float">
            <text:p>24.7133757962</text:p>
          </table:table-cell>
          <table:table-cell office:value-type="float" office:value="785" calcext:value-type="float">
            <text:p>785</text:p>
          </table:table-cell>
          <table:table-cell office:value-type="float" office:value="61.4035087719298" calcext:value-type="float">
            <text:p>61.4035087719</text:p>
          </table:table-cell>
          <table:table-cell table:formula="of:=[.B3]-[.L3]" office:value-type="float" office:value="194" calcext:value-type="float">
            <text:p>194</text:p>
          </table:table-cell>
          <table:table-cell/>
        </table:table-row>
        <table:table-row table:style-name="ro1">
          <table:table-cell office:value-type="string" calcext:value-type="string">
            <text:p>australian_bonito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6.6666666666667" calcext:value-type="float">
            <text:p>16.6666666667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6.6666666666667" calcext:value-type="float">
            <text:p>16.6666666667</text:p>
          </table:table-cell>
          <table:table-cell table:formula="of:=AVERAGE([.E4:.G4])" office:value-type="float" office:value="22.2222222222222" calcext:value-type="float">
            <text:p>22.2222222222</text:p>
          </table:table-cell>
          <table:table-cell/>
          <table:table-cell table:formula="of:=[.H4]-[.M4]" office:value-type="float" office:value="16.6666666666667" calcext:value-type="float">
            <text:p>16.6666666667</text:p>
          </table:table-cell>
          <table:table-cell table:formula="of:=([.B4]-[.L4])/[.L4]*100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.55555555555557" calcext:value-type="float">
            <text:p>5.5555555556</text:p>
          </table:table-cell>
          <table:table-cell table:formula="of:=[.B4]-[.L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rramundi</text:p>
          </table:table-cell>
          <table:table-cell office:value-type="float" office:value="782" calcext:value-type="float">
            <text:p>782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office:value-type="float" office:value="41.3333333333333" calcext:value-type="float">
            <text:p>41.3333333333</text:p>
          </table:table-cell>
          <table:table-cell office:value-type="float" office:value="69.3333333333333" calcext:value-type="float">
            <text:p>69.3333333333</text:p>
          </table:table-cell>
          <table:table-cell table:formula="of:=AVERAGE([.E5:.G5])" office:value-type="float" office:value="64.8888888888889" calcext:value-type="float">
            <text:p>64.8888888889</text:p>
          </table:table-cell>
          <table:table-cell/>
          <table:table-cell table:style-name="ce2" table:formula="of:=[.H5]-[.M5]" office:value-type="float" office:value="-5.4814814814815" calcext:value-type="float">
            <text:p>-5.4814814815</text:p>
          </table:table-cell>
          <table:table-cell table:style-name="ce2" table:formula="of:=([.B5]-[.L5])/[.L5]*100" office:value-type="float" office:value="20.1228878648233" calcext:value-type="float">
            <text:p>20.1228878648</text:p>
          </table:table-cell>
          <table:table-cell office:value-type="float" office:value="651" calcext:value-type="float">
            <text:p>651</text:p>
          </table:table-cell>
          <table:table-cell office:value-type="float" office:value="70.3703703703704" calcext:value-type="float">
            <text:p>70.3703703704</text:p>
          </table:table-cell>
          <table:table-cell table:formula="of:=[.B5]-[.L5]"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string" calcext:value-type="string">
            <text:p>barred_cheek_coral_trout</text:p>
          </table:table-cell>
          <table:table-cell office:value-type="float" office:value="202" calcext:value-type="float">
            <text:p>20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78.9473684210526" calcext:value-type="float">
            <text:p>78.9473684211</text:p>
          </table:table-cell>
          <table:table-cell table:number-columns-repeated="2" office:value-type="float" office:value="73.6842105263158" calcext:value-type="float">
            <text:p>73.6842105263</text:p>
          </table:table-cell>
          <table:table-cell table:formula="of:=AVERAGE([.E6:.G6])" office:value-type="float" office:value="75.4385964912281" calcext:value-type="float">
            <text:p>75.4385964912</text:p>
          </table:table-cell>
          <table:table-cell/>
          <table:table-cell table:style-name="ce2" table:formula="of:=[.H6]-[.M6]" office:value-type="float" office:value="-11.2280701754386" calcext:value-type="float">
            <text:p>-11.2280701754</text:p>
          </table:table-cell>
          <table:table-cell table:style-name="ce2" table:formula="of:=([.B6]-[.L6])/[.L6]*100" office:value-type="float" office:value="27.0440251572327" calcext:value-type="float">
            <text:p>27.0440251572</text:p>
          </table:table-cell>
          <table:table-cell office:value-type="float" office:value="159" calcext:value-type="float">
            <text:p>159</text:p>
          </table:table-cell>
          <table:table-cell office:value-type="float" office:value="86.6666666666667" calcext:value-type="float">
            <text:p>86.6666666667</text:p>
          </table:table-cell>
          <table:table-cell table:formula="of:=[.B6]-[.L6]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barred_javelin</text:p>
          </table:table-cell>
          <table:table-cell office:value-type="float" office:value="113" calcext:value-type="float">
            <text:p>11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5.4545454545455" calcext:value-type="float">
            <text:p>45.4545454545</text:p>
          </table:table-cell>
          <table:table-cell office:value-type="float" office:value="18.1818181818182" calcext:value-type="float">
            <text:p>18.1818181818</text:p>
          </table:table-cell>
          <table:table-cell office:value-type="float" office:value="36.3636363636364" calcext:value-type="float">
            <text:p>36.3636363636</text:p>
          </table:table-cell>
          <table:table-cell table:formula="of:=AVERAGE([.E7:.G7])" office:value-type="float" office:value="33.3333333333333" calcext:value-type="float">
            <text:p>33.3333333333</text:p>
          </table:table-cell>
          <table:table-cell/>
          <table:table-cell table:formula="of:=[.H7]-[.M7]" office:value-type="float" office:value="0" calcext:value-type="float">
            <text:p>0</text:p>
          </table:table-cell>
          <table:table-cell table:formula="of:=([.B7]-[.L7])/[.L7]*100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33.3333333333334" calcext:value-type="float">
            <text:p>33.3333333333</text:p>
          </table:table-cell>
          <table:table-cell table:formula="of:=[.B7]-[.L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rred_queenfish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00" calcext:value-type="float">
            <text:p>100</text:p>
          </table:table-cell>
          <table:table-cell table:formula="of:=AVERAGE([.E8:.G8])" office:value-type="float" office:value="100" calcext:value-type="float">
            <text:p>100</text:p>
          </table:table-cell>
          <table:table-cell/>
          <table:table-cell table:formula="of:=[.H8]-[.M8]" office:value-type="float" office:value="0" calcext:value-type="float">
            <text:p>0</text:p>
          </table:table-cell>
          <table:table-cell table:formula="of:=([.B8]-[.L8])/[.L8]*100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[.B8]-[.L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rtailed_flathead</text:p>
          </table:table-cell>
          <table:table-cell office:value-type="float" office:value="208" calcext:value-type="float">
            <text:p>20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formula="of:=AVERAGE([.E9:.G9])" office:value-type="float" office:value="61.6666666666667" calcext:value-type="float">
            <text:p>61.6666666667</text:p>
          </table:table-cell>
          <table:table-cell/>
          <table:table-cell table:style-name="ce3" table:formula="of:=[.H9]-[.M9]" office:value-type="float" office:value="16.0526315789474" calcext:value-type="float">
            <text:p>16.0526315789</text:p>
          </table:table-cell>
          <table:table-cell table:style-name="ce3" table:formula="of:=([.B9]-[.L9])/[.L9]*100" office:value-type="float" office:value="8.33333333333333" calcext:value-type="float">
            <text:p>8.3333333333</text:p>
          </table:table-cell>
          <table:table-cell office:value-type="float" office:value="192" calcext:value-type="float">
            <text:p>192</text:p>
          </table:table-cell>
          <table:table-cell office:value-type="float" office:value="45.6140350877193" calcext:value-type="float">
            <text:p>45.6140350877</text:p>
          </table:table-cell>
          <table:table-cell table:formula="of:=[.B9]-[.L9]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beach</text:p>
          </table:table-cell>
          <table:table-cell office:value-type="float" office:value="376" calcext:value-type="float">
            <text:p>376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97.2222222222222" calcext:value-type="float">
            <text:p>97.2222222222</text:p>
          </table:table-cell>
          <table:table-cell office:value-type="float" office:value="94.4444444444444" calcext:value-type="float">
            <text:p>94.4444444444</text:p>
          </table:table-cell>
          <table:table-cell office:value-type="float" office:value="97.2222222222222" calcext:value-type="float">
            <text:p>97.2222222222</text:p>
          </table:table-cell>
          <table:table-cell table:formula="of:=AVERAGE([.E10:.G10])" office:value-type="float" office:value="96.2962962962963" calcext:value-type="float">
            <text:p>96.2962962963</text:p>
          </table:table-cell>
          <table:table-cell/>
          <table:table-cell table:formula="of:=[.H10]-[.M10]" office:value-type="float" office:value="0.925925925925995" calcext:value-type="float">
            <text:p>0.9259259259</text:p>
          </table:table-cell>
          <table:table-cell table:formula="of:=([.B10]-[.L10])/[.L10]*100"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office:value-type="float" office:value="95.3703703703703" calcext:value-type="float">
            <text:p>95.3703703704</text:p>
          </table:table-cell>
          <table:table-cell table:formula="of:=[.B10]-[.L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igeye_trevally</text:p>
          </table:table-cell>
          <table:table-cell office:value-type="float" office:value="146" calcext:value-type="float">
            <text:p>14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80" calcext:value-type="float">
            <text:p>80</text:p>
          </table:table-cell>
          <table:table-cell table:formula="of:=AVERAGE([.E11:.G11])" office:value-type="float" office:value="80" calcext:value-type="float">
            <text:p>80</text:p>
          </table:table-cell>
          <table:table-cell/>
          <table:table-cell table:formula="of:=[.H11]-[.M11]" office:value-type="float" office:value="6.6666666666667" calcext:value-type="float">
            <text:p>6.6666666667</text:p>
          </table:table-cell>
          <table:table-cell table:formula="of:=([.B11]-[.L11])/[.L11]*100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73.3333333333333" calcext:value-type="float">
            <text:p>73.3333333333</text:p>
          </table:table-cell>
          <table:table-cell table:formula="of:=[.B11]-[.L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lack_jewfish</text:p>
          </table:table-cell>
          <table:table-cell office:value-type="float" office:value="142" calcext:value-type="float">
            <text:p>14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1.4285714285714" calcext:value-type="float">
            <text:p>21.4285714286</text:p>
          </table:table-cell>
          <table:table-cell office:value-type="float" office:value="71.4285714285714" calcext:value-type="float">
            <text:p>71.4285714286</text:p>
          </table:table-cell>
          <table:table-cell office:value-type="float" office:value="21.4285714285714" calcext:value-type="float">
            <text:p>21.4285714286</text:p>
          </table:table-cell>
          <table:table-cell table:formula="of:=AVERAGE([.E12:.G12])" office:value-type="float" office:value="38.0952380952381" calcext:value-type="float">
            <text:p>38.0952380952</text:p>
          </table:table-cell>
          <table:table-cell/>
          <table:table-cell table:formula="of:=[.H12]-[.M12]" office:value-type="float" office:value="7.1428571428571" calcext:value-type="float">
            <text:p>7.1428571429</text:p>
          </table:table-cell>
          <table:table-cell table:formula="of:=([.B12]-[.L12])/[.L12]*100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30.952380952381" calcext:value-type="float">
            <text:p>30.9523809524</text:p>
          </table:table-cell>
          <table:table-cell table:formula="of:=[.B12]-[.L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lackbanded_amberjack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formula="of:=AVERAGE([.E13:.G13])" office:value-type="float" office:value="83.3333333333333" calcext:value-type="float">
            <text:p>83.3333333333</text:p>
          </table:table-cell>
          <table:table-cell/>
          <table:table-cell table:formula="of:=[.H13]-[.M13]" office:value-type="float" office:value="0" calcext:value-type="float">
            <text:p>0</text:p>
          </table:table-cell>
          <table:table-cell table:formula="of:=([.B13]-[.L13])/[.L13]*100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3.3333333333333" calcext:value-type="float">
            <text:p>83.3333333333</text:p>
          </table:table-cell>
          <table:table-cell table:formula="of:=[.B13]-[.L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lackspotted_rockcod_estuary_cod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62.5" calcext:value-type="float">
            <text:p>62.5</text:p>
          </table:table-cell>
          <table:table-cell office:value-type="float" office:value="50" calcext:value-type="float">
            <text:p>50</text:p>
          </table:table-cell>
          <table:table-cell table:formula="of:=AVERAGE([.E14:.G14])" office:value-type="float" office:value="62.5" calcext:value-type="float">
            <text:p>62.5</text:p>
          </table:table-cell>
          <table:table-cell/>
          <table:table-cell table:formula="of:=[.H14]-[.M14]" office:value-type="float" office:value="-4.1666666666667" calcext:value-type="float">
            <text:p>-4.1666666667</text:p>
          </table:table-cell>
          <table:table-cell table:formula="of:=([.B14]-[.L14])/[.L14]*100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66.6666666666667" calcext:value-type="float">
            <text:p>66.6666666667</text:p>
          </table:table-cell>
          <table:table-cell table:formula="of:=[.B14]-[.L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lue_threadfin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55.5555555555556" calcext:value-type="float">
            <text:p>55.5555555556</text:p>
          </table:table-cell>
          <table:table-cell office:value-type="float" office:value="44.4444444444444" calcext:value-type="float">
            <text:p>44.4444444444</text:p>
          </table:table-cell>
          <table:table-cell office:value-type="float" office:value="22.2222222222222" calcext:value-type="float">
            <text:p>22.2222222222</text:p>
          </table:table-cell>
          <table:table-cell table:formula="of:=AVERAGE([.E15:.G15])" office:value-type="float" office:value="40.7407407407407" calcext:value-type="float">
            <text:p>40.7407407407</text:p>
          </table:table-cell>
          <table:table-cell/>
          <table:table-cell table:formula="of:=[.H15]-[.M15]" office:value-type="float" office:value="-14.8148148148149" calcext:value-type="float">
            <text:p>-14.8148148148</text:p>
          </table:table-cell>
          <table:table-cell table:formula="of:=([.B15]-[.L15])/[.L15]*100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5.5555555555556" calcext:value-type="float">
            <text:p>55.5555555556</text:p>
          </table:table-cell>
          <table:table-cell table:formula="of:=[.B15]-[.L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oat</text:p>
          </table:table-cell>
          <table:table-cell office:value-type="float" office:value="1047" calcext:value-type="float">
            <text:p>1047</text:p>
          </table:table-cell>
          <table:table-cell office:value-type="float" office:value="102" calcext:value-type="float">
            <text:p>102</text:p>
          </table:table-cell>
          <table:table-cell office:value-type="float" office:value="92" calcext:value-type="float">
            <text:p>92</text:p>
          </table:table-cell>
          <table:table-cell office:value-type="float" office:value="90.1960784313726" calcext:value-type="float">
            <text:p>90.1960784314</text:p>
          </table:table-cell>
          <table:table-cell table:number-columns-repeated="2" office:value-type="float" office:value="91.1764705882353" calcext:value-type="float">
            <text:p>91.1764705882</text:p>
          </table:table-cell>
          <table:table-cell table:formula="of:=AVERAGE([.E16:.G16])" office:value-type="float" office:value="90.8496732026144" calcext:value-type="float">
            <text:p>90.8496732026</text:p>
          </table:table-cell>
          <table:table-cell/>
          <table:table-cell table:formula="of:=[.H16]-[.M16]" office:value-type="float" office:value="-0.326797385620921" calcext:value-type="float">
            <text:p>-0.3267973856</text:p>
          </table:table-cell>
          <table:table-cell table:formula="of:=([.B16]-[.L16])/[.L16]*100" office:value-type="float" office:value="0" calcext:value-type="float">
            <text:p>0</text:p>
          </table:table-cell>
          <table:table-cell office:value-type="float" office:value="1047" calcext:value-type="float">
            <text:p>1047</text:p>
          </table:table-cell>
          <table:table-cell office:value-type="float" office:value="91.1764705882353" calcext:value-type="float">
            <text:p>91.1764705882</text:p>
          </table:table-cell>
          <table:table-cell table:formula="of:=[.B16]-[.L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bia</text:p>
          </table:table-cell>
          <table:table-cell office:value-type="float" office:value="643" calcext:value-type="float">
            <text:p>643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74.5762711864407" calcext:value-type="float">
            <text:p>74.5762711864</text:p>
          </table:table-cell>
          <table:table-cell office:value-type="float" office:value="81.3559322033898" calcext:value-type="float">
            <text:p>81.3559322034</text:p>
          </table:table-cell>
          <table:table-cell office:value-type="float" office:value="79.6610169491525" calcext:value-type="float">
            <text:p>79.6610169492</text:p>
          </table:table-cell>
          <table:table-cell table:formula="of:=AVERAGE([.E17:.G17])" office:value-type="float" office:value="78.5310734463277" calcext:value-type="float">
            <text:p>78.5310734463</text:p>
          </table:table-cell>
          <table:table-cell/>
          <table:table-cell table:style-name="ce2" table:formula="of:=[.H17]-[.M17]" office:value-type="float" office:value="0.0588512241054957" calcext:value-type="float">
            <text:p>0.0588512241</text:p>
          </table:table-cell>
          <table:table-cell table:style-name="ce2" table:formula="of:=([.B17]-[.L17])/[.L17]*100" office:value-type="float" office:value="20.6378986866792" calcext:value-type="float">
            <text:p>20.6378986867</text:p>
          </table:table-cell>
          <table:table-cell office:value-type="float" office:value="533" calcext:value-type="float">
            <text:p>533</text:p>
          </table:table-cell>
          <table:table-cell office:value-type="float" office:value="78.4722222222222" calcext:value-type="float">
            <text:p>78.4722222222</text:p>
          </table:table-cell>
          <table:table-cell table:formula="of:=[.B17]-[.L17]"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string" calcext:value-type="string">
            <text:p>diamondscale_mullet</text:p>
          </table:table-cell>
          <table:table-cell office:value-type="float" office:value="126" calcext:value-type="float">
            <text:p>12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83.3333333333333" calcext:value-type="float">
            <text:p>83.3333333333</text:p>
          </table:table-cell>
          <table:table-cell office:value-type="float" office:value="75" calcext:value-type="float">
            <text:p>75</text:p>
          </table:table-cell>
          <table:table-cell table:formula="of:=AVERAGE([.E18:.G18])" office:value-type="float" office:value="77.7777777777778" calcext:value-type="float">
            <text:p>77.7777777778</text:p>
          </table:table-cell>
          <table:table-cell/>
          <table:table-cell table:style-name="ce3" table:formula="of:=[.H18]-[.M18]" office:value-type="float" office:value="27.7777777777778" calcext:value-type="float">
            <text:p>27.7777777778</text:p>
          </table:table-cell>
          <table:table-cell table:style-name="ce3" table:formula="of:=([.B18]-[.L18])/[.L18]*100"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table:formula="of:=[.B18]-[.L18]"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dusky_flathead</text:p>
          </table:table-cell>
          <table:table-cell office:value-type="float" office:value="636" calcext:value-type="float">
            <text:p>636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81.9672131147541" calcext:value-type="float">
            <text:p>81.9672131148</text:p>
          </table:table-cell>
          <table:table-cell office:value-type="float" office:value="70.4918032786885" calcext:value-type="float">
            <text:p>70.4918032787</text:p>
          </table:table-cell>
          <table:table-cell office:value-type="float" office:value="83.6065573770492" calcext:value-type="float">
            <text:p>83.606557377</text:p>
          </table:table-cell>
          <table:table-cell table:formula="of:=AVERAGE([.E19:.G19])" office:value-type="float" office:value="78.6885245901639" calcext:value-type="float">
            <text:p>78.6885245902</text:p>
          </table:table-cell>
          <table:table-cell/>
          <table:table-cell table:formula="of:=[.H19]-[.M19]" office:value-type="float" office:value="3.82513661202184" calcext:value-type="float">
            <text:p>3.825136612</text:p>
          </table:table-cell>
          <table:table-cell table:formula="of:=([.B19]-[.L19])/[.L19]*100" office:value-type="float" office:value="0" calcext:value-type="float">
            <text:p>0</text:p>
          </table:table-cell>
          <table:table-cell office:value-type="float" office:value="636" calcext:value-type="float">
            <text:p>636</text:p>
          </table:table-cell>
          <table:table-cell office:value-type="float" office:value="74.8633879781421" calcext:value-type="float">
            <text:p>74.8633879781</text:p>
          </table:table-cell>
          <table:table-cell table:formula="of:=[.B19]-[.L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rypan_bream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" calcext:value-type="float">
            <text:p>25</text:p>
          </table:table-cell>
          <table:table-cell table:formula="of:=AVERAGE([.E20:.G20])" office:value-type="float" office:value="25" calcext:value-type="float">
            <text:p>25</text:p>
          </table:table-cell>
          <table:table-cell/>
          <table:table-cell table:style-name="ce3" table:formula="of:=[.H20]-[.M20]" office:value-type="float" office:value="8.3333333333333" calcext:value-type="float">
            <text:p>8.3333333333</text:p>
          </table:table-cell>
          <table:table-cell table:style-name="ce3" table:formula="of:=([.B20]-[.L20])/[.L20]*100" office:value-type="float" office:value="118.75" calcext:value-type="float">
            <text:p>118.75</text:p>
          </table:table-cell>
          <table:table-cell office:value-type="float" office:value="16" calcext:value-type="float">
            <text:p>16</text:p>
          </table:table-cell>
          <table:table-cell office:value-type="float" office:value="16.6666666666667" calcext:value-type="float">
            <text:p>16.6666666667</text:p>
          </table:table-cell>
          <table:table-cell table:formula="of:=[.B20]-[.L20]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giant_queenfish</text:p>
          </table:table-cell>
          <table:table-cell office:value-type="float" office:value="205" calcext:value-type="float">
            <text:p>20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formula="of:=AVERAGE([.E21:.G21])" office:value-type="float" office:value="55" calcext:value-type="float">
            <text:p>55</text:p>
          </table:table-cell>
          <table:table-cell/>
          <table:table-cell table:formula="of:=[.H21]-[.M21]" office:value-type="float" office:value="-5" calcext:value-type="float">
            <text:p>-5</text:p>
          </table:table-cell>
          <table:table-cell table:formula="of:=([.B21]-[.L21])/[.L21]*100"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60" calcext:value-type="float">
            <text:p>60</text:p>
          </table:table-cell>
          <table:table-cell table:formula="of:=[.B21]-[.L2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iant_trevally</text:p>
          </table:table-cell>
          <table:table-cell office:value-type="float" office:value="645" calcext:value-type="float">
            <text:p>645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58.0645161290323" calcext:value-type="float">
            <text:p>58.064516129</text:p>
          </table:table-cell>
          <table:table-cell office:value-type="float" office:value="85.4838709677419" calcext:value-type="float">
            <text:p>85.4838709677</text:p>
          </table:table-cell>
          <table:table-cell office:value-type="float" office:value="79.0322580645161" calcext:value-type="float">
            <text:p>79.0322580645</text:p>
          </table:table-cell>
          <table:table-cell table:formula="of:=AVERAGE([.E22:.G22])" office:value-type="float" office:value="74.1935483870968" calcext:value-type="float">
            <text:p>74.1935483871</text:p>
          </table:table-cell>
          <table:table-cell/>
          <table:table-cell table:formula="of:=[.H22]-[.M22]" office:value-type="float" office:value="-5.37634408602153" calcext:value-type="float">
            <text:p>-5.376344086</text:p>
          </table:table-cell>
          <table:table-cell table:formula="of:=([.B22]-[.L22])/[.L22]*100" office:value-type="float" office:value="0" calcext:value-type="float">
            <text:p>0</text:p>
          </table:table-cell>
          <table:table-cell office:value-type="float" office:value="645" calcext:value-type="float">
            <text:p>645</text:p>
          </table:table-cell>
          <table:table-cell office:value-type="float" office:value="79.5698924731183" calcext:value-type="float">
            <text:p>79.5698924731</text:p>
          </table:table-cell>
          <table:table-cell table:formula="of:=[.B22]-[.L2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olden_snapper_fingermark</text:p>
          </table:table-cell>
          <table:table-cell office:value-type="float" office:value="623" calcext:value-type="float">
            <text:p>623</text:p>
          </table:table-cell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office:value-type="float" office:value="78.3333333333333" calcext:value-type="float">
            <text:p>78.3333333333</text:p>
          </table:table-cell>
          <table:table-cell office:value-type="float" office:value="58.3333333333333" calcext:value-type="float">
            <text:p>58.3333333333</text:p>
          </table:table-cell>
          <table:table-cell office:value-type="float" office:value="68.3333333333333" calcext:value-type="float">
            <text:p>68.3333333333</text:p>
          </table:table-cell>
          <table:table-cell table:formula="of:=AVERAGE([.E23:.G23])" office:value-type="float" office:value="68.3333333333333" calcext:value-type="float">
            <text:p>68.3333333333</text:p>
          </table:table-cell>
          <table:table-cell/>
          <table:table-cell table:style-name="ce3" table:formula="of:=[.H23]-[.M23]" office:value-type="float" office:value="6.24183006535943" calcext:value-type="float">
            <text:p>6.2418300654</text:p>
          </table:table-cell>
          <table:table-cell table:style-name="ce3" table:formula="of:=([.B23]-[.L23])/[.L23]*100" office:value-type="float" office:value="19.3486590038314" calcext:value-type="float">
            <text:p>19.3486590038</text:p>
          </table:table-cell>
          <table:table-cell office:value-type="float" office:value="522" calcext:value-type="float">
            <text:p>522</text:p>
          </table:table-cell>
          <table:table-cell office:value-type="float" office:value="62.0915032679739" calcext:value-type="float">
            <text:p>62.091503268</text:p>
          </table:table-cell>
          <table:table-cell table:formula="of:=[.B23]-[.L23]"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string" calcext:value-type="string">
            <text:p>golden_trevally</text:p>
          </table:table-cell>
          <table:table-cell office:value-type="float" office:value="601" calcext:value-type="float">
            <text:p>601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79.3103448275862" calcext:value-type="float">
            <text:p>79.3103448276</text:p>
          </table:table-cell>
          <table:table-cell office:value-type="float" office:value="84.4827586206896" calcext:value-type="float">
            <text:p>84.4827586207</text:p>
          </table:table-cell>
          <table:table-cell office:value-type="float" office:value="87.9310344827586" calcext:value-type="float">
            <text:p>87.9310344828</text:p>
          </table:table-cell>
          <table:table-cell table:formula="of:=AVERAGE([.E24:.G24])" office:value-type="float" office:value="83.9080459770115" calcext:value-type="float">
            <text:p>83.908045977</text:p>
          </table:table-cell>
          <table:table-cell/>
          <table:table-cell table:formula="of:=[.H24]-[.M24]" office:value-type="float" office:value="-2.2988505747126" calcext:value-type="float">
            <text:p>-2.2988505747</text:p>
          </table:table-cell>
          <table:table-cell table:formula="of:=([.B24]-[.L24])/[.L24]*100" office:value-type="float" office:value="0" calcext:value-type="float">
            <text:p>0</text:p>
          </table:table-cell>
          <table:table-cell office:value-type="float" office:value="601" calcext:value-type="float">
            <text:p>601</text:p>
          </table:table-cell>
          <table:table-cell office:value-type="float" office:value="86.2068965517241" calcext:value-type="float">
            <text:p>86.2068965517</text:p>
          </table:table-cell>
          <table:table-cell table:formula="of:=[.B24]-[.L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oldenline_whiting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0" calcext:value-type="float">
            <text:p>50</text:p>
          </table:table-cell>
          <table:table-cell table:formula="of:=AVERAGE([.E25:.G25])" office:value-type="float" office:value="50" calcext:value-type="float">
            <text:p>50</text:p>
          </table:table-cell>
          <table:table-cell/>
          <table:table-cell table:style-name="ce3" table:formula="of:=[.H25]-[.M25]" office:value-type="float" office:value="50" calcext:value-type="float">
            <text:p>50</text:p>
          </table:table-cell>
          <table:table-cell table:style-name="ce3" table:formula="of:=([.B25]-[.L25])/[.L25]*100" office:value-type="float" office:value="41.6666666666667" calcext:value-type="float">
            <text:p>41.666666666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B25]-[.L25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oldspotted_rockcod_estuary_cod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2.8571428571429" calcext:value-type="float">
            <text:p>42.8571428571</text:p>
          </table:table-cell>
          <table:table-cell office:value-type="float" office:value="71.4285714285714" calcext:value-type="float">
            <text:p>71.4285714286</text:p>
          </table:table-cell>
          <table:table-cell office:value-type="float" office:value="28.5714285714286" calcext:value-type="float">
            <text:p>28.5714285714</text:p>
          </table:table-cell>
          <table:table-cell table:formula="of:=AVERAGE([.E26:.G26])" office:value-type="float" office:value="47.6190476190476" calcext:value-type="float">
            <text:p>47.619047619</text:p>
          </table:table-cell>
          <table:table-cell/>
          <table:table-cell table:formula="of:=[.H26]-[.M26]" office:value-type="float" office:value="0" calcext:value-type="float">
            <text:p>0</text:p>
          </table:table-cell>
          <table:table-cell table:formula="of:=([.B26]-[.L26])/[.L26]*100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47.6190476190476" calcext:value-type="float">
            <text:p>47.619047619</text:p>
          </table:table-cell>
          <table:table-cell table:formula="of:=[.B26]-[.L2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rass_emperor_sweetlip</text:p>
          </table:table-cell>
          <table:table-cell office:value-type="float" office:value="129" calcext:value-type="float">
            <text:p>12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83.3333333333333" calcext:value-type="float">
            <text:p>83.3333333333</text:p>
          </table:table-cell>
          <table:table-cell office:value-type="float" office:value="75" calcext:value-type="float">
            <text:p>75</text:p>
          </table:table-cell>
          <table:table-cell table:formula="of:=AVERAGE([.E27:.G27])" office:value-type="float" office:value="77.7777777777778" calcext:value-type="float">
            <text:p>77.7777777778</text:p>
          </table:table-cell>
          <table:table-cell/>
          <table:table-cell table:style-name="ce3" table:formula="of:=[.H27]-[.M27]" office:value-type="float" office:value="11.1111111111111" calcext:value-type="float">
            <text:p>11.1111111111</text:p>
          </table:table-cell>
          <table:table-cell table:style-name="ce3" table:formula="of:=([.B27]-[.L27])/[.L27]*100" office:value-type="float" office:value="50" calcext:value-type="float">
            <text:p>50</text:p>
          </table:table-cell>
          <table:table-cell office:value-type="float" office:value="86" calcext:value-type="float">
            <text:p>86</text:p>
          </table:table-cell>
          <table:table-cell office:value-type="float" office:value="66.6666666666667" calcext:value-type="float">
            <text:p>66.6666666667</text:p>
          </table:table-cell>
          <table:table-cell table:formula="of:=[.B27]-[.L27]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great_barracuda</text:p>
          </table:table-cell>
          <table:table-cell office:value-type="float" office:value="880" calcext:value-type="float">
            <text:p>880</text:p>
          </table:table-cell>
          <table:table-cell office:value-type="float" office:value="84" calcext:value-type="float">
            <text:p>84</text:p>
          </table:table-cell>
          <table:table-cell office:value-type="float" office:value="66" calcext:value-type="float">
            <text:p>66</text:p>
          </table:table-cell>
          <table:table-cell office:value-type="float" office:value="78.5714285714286" calcext:value-type="float">
            <text:p>78.5714285714</text:p>
          </table:table-cell>
          <table:table-cell table:number-columns-repeated="2" office:value-type="float" office:value="72.6190476190476" calcext:value-type="float">
            <text:p>72.619047619</text:p>
          </table:table-cell>
          <table:table-cell table:formula="of:=AVERAGE([.E28:.G28])" office:value-type="float" office:value="74.6031746031746" calcext:value-type="float">
            <text:p>74.6031746032</text:p>
          </table:table-cell>
          <table:table-cell/>
          <table:table-cell table:style-name="ce2" table:formula="of:=[.H28]-[.M28]" office:value-type="float" office:value="-4.56349206349211" calcext:value-type="float">
            <text:p>-4.5634920635</text:p>
          </table:table-cell>
          <table:table-cell table:style-name="ce2" table:formula="of:=([.B28]-[.L28])/[.L28]*100" office:value-type="float" office:value="17.4899866488652" calcext:value-type="float">
            <text:p>17.4899866489</text:p>
          </table:table-cell>
          <table:table-cell office:value-type="float" office:value="749" calcext:value-type="float">
            <text:p>749</text:p>
          </table:table-cell>
          <table:table-cell office:value-type="float" office:value="79.1666666666667" calcext:value-type="float">
            <text:p>79.1666666667</text:p>
          </table:table-cell>
          <table:table-cell table:formula="of:=[.B28]-[.L28]"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string" calcext:value-type="string">
            <text:p>grey_mackerel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E29:.G29])" office:value-type="float" office:value="0" calcext:value-type="float">
            <text:p>0</text:p>
          </table:table-cell>
          <table:table-cell/>
          <table:table-cell table:formula="of:=[.H29]-[.M29]" office:value-type="float" office:value="0" calcext:value-type="float">
            <text:p>0</text:p>
          </table:table-cell>
          <table:table-cell table:formula="of:=([.B29]-[.L29])/[.L29]*100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B29]-[.L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ighfin_amberjack</text:p>
          </table:table-cell>
          <table:table-cell office:value-type="float" office:value="129" calcext:value-type="float">
            <text:p>12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.33333333333333" calcext:value-type="float">
            <text:p>8.3333333333</text:p>
          </table:table-cell>
          <table:table-cell table:number-columns-repeated="2" office:value-type="float" office:value="16.6666666666667" calcext:value-type="float">
            <text:p>16.6666666667</text:p>
          </table:table-cell>
          <table:table-cell table:formula="of:=AVERAGE([.E30:.G30])" office:value-type="float" office:value="13.8888888888889" calcext:value-type="float">
            <text:p>13.8888888889</text:p>
          </table:table-cell>
          <table:table-cell/>
          <table:table-cell table:formula="of:=[.H30]-[.M30]" office:value-type="float" office:value="-11.1111111111111" calcext:value-type="float">
            <text:p>-11.1111111111</text:p>
          </table:table-cell>
          <table:table-cell table:formula="of:=([.B30]-[.L30])/[.L30]*100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25" calcext:value-type="float">
            <text:p>25</text:p>
          </table:table-cell>
          <table:table-cell table:formula="of:=[.B30]-[.L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doors</text:p>
          </table:table-cell>
          <table:table-cell office:value-type="float" office:value="485" calcext:value-type="float">
            <text:p>485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3" office:value-type="float" office:value="100" calcext:value-type="float">
            <text:p>100</text:p>
          </table:table-cell>
          <table:table-cell table:formula="of:=AVERAGE([.E31:.G31])" office:value-type="float" office:value="100" calcext:value-type="float">
            <text:p>100</text:p>
          </table:table-cell>
          <table:table-cell/>
          <table:table-cell table:formula="of:=[.H31]-[.M31]" office:value-type="float" office:value="0" calcext:value-type="float">
            <text:p>0</text:p>
          </table:table-cell>
          <table:table-cell table:formula="of:=([.B31]-[.L31])/[.L31]*100" office:value-type="float" office:value="0" calcext:value-type="float">
            <text:p>0</text:p>
          </table:table-cell>
          <table:table-cell office:value-type="float" office:value="485" calcext:value-type="float">
            <text:p>485</text:p>
          </table:table-cell>
          <table:table-cell office:value-type="float" office:value="100" calcext:value-type="float">
            <text:p>100</text:p>
          </table:table-cell>
          <table:table-cell table:formula="of:=[.B31]-[.L3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ing_threadfin</text:p>
          </table:table-cell>
          <table:table-cell office:value-type="float" office:value="147" calcext:value-type="float">
            <text:p>14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1.4285714285714" calcext:value-type="float">
            <text:p>71.4285714286</text:p>
          </table:table-cell>
          <table:table-cell table:number-columns-repeated="2" office:value-type="float" office:value="92.8571428571429" calcext:value-type="float">
            <text:p>92.8571428571</text:p>
          </table:table-cell>
          <table:table-cell table:formula="of:=AVERAGE([.E32:.G32])" office:value-type="float" office:value="85.7142857142857" calcext:value-type="float">
            <text:p>85.7142857143</text:p>
          </table:table-cell>
          <table:table-cell/>
          <table:table-cell table:style-name="ce3" table:formula="of:=[.H32]-[.M32]" office:value-type="float" office:value="31.1688311688311" calcext:value-type="float">
            <text:p>31.1688311688</text:p>
          </table:table-cell>
          <table:table-cell table:style-name="ce3" table:formula="of:=([.B32]-[.L32])/[.L32]*100" office:value-type="float" office:value="21.4876033057851" calcext:value-type="float">
            <text:p>21.4876033058</text:p>
          </table:table-cell>
          <table:table-cell office:value-type="float" office:value="121" calcext:value-type="float">
            <text:p>121</text:p>
          </table:table-cell>
          <table:table-cell office:value-type="float" office:value="54.5454545454546" calcext:value-type="float">
            <text:p>54.5454545455</text:p>
          </table:table-cell>
          <table:table-cell table:formula="of:=[.B32]-[.L32]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leaping_bonito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3.3333333333333" calcext:value-type="float">
            <text:p>33.3333333333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AVERAGE([.E33:.G33])" office:value-type="float" office:value="44.4444444444444" calcext:value-type="float">
            <text:p>44.4444444444</text:p>
          </table:table-cell>
          <table:table-cell/>
          <table:table-cell table:formula="of:=[.H33]-[.M33]" office:value-type="float" office:value="-5.55555555555556" calcext:value-type="float">
            <text:p>-5.5555555556</text:p>
          </table:table-cell>
          <table:table-cell table:formula="of:=([.B33]-[.L33])/[.L33]*100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table:formula="of:=[.B33]-[.L3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esser_queenfish</text:p>
          </table:table-cell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66.6666666666667" calcext:value-type="float">
            <text:p>66.6666666667</text:p>
          </table:table-cell>
          <table:table-cell table:formula="of:=AVERAGE([.E34:.G34])" office:value-type="float" office:value="66.6666666666667" calcext:value-type="float">
            <text:p>66.6666666667</text:p>
          </table:table-cell>
          <table:table-cell/>
          <table:table-cell table:style-name="ce3" table:formula="of:=[.H34]-[.M34]" office:value-type="float" office:value="20.8333333333334" calcext:value-type="float">
            <text:p>20.8333333333</text:p>
          </table:table-cell>
          <table:table-cell table:style-name="ce3" table:formula="of:=([.B34]-[.L34])/[.L34]*100" office:value-type="float" office:value="29.1666666666667" calcext:value-type="float">
            <text:p>29.1666666667</text:p>
          </table:table-cell>
          <table:table-cell office:value-type="float" office:value="72" calcext:value-type="float">
            <text:p>72</text:p>
          </table:table-cell>
          <table:table-cell office:value-type="float" office:value="45.8333333333333" calcext:value-type="float">
            <text:p>45.8333333333</text:p>
          </table:table-cell>
          <table:table-cell table:formula="of:=[.B34]-[.L34]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longtail_tuna</text:p>
          </table:table-cell>
          <table:table-cell office:value-type="float" office:value="461" calcext:value-type="float">
            <text:p>461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54.5454545454545" calcext:value-type="float">
            <text:p>54.5454545455</text:p>
          </table:table-cell>
          <table:table-cell office:value-type="float" office:value="59.0909090909091" calcext:value-type="float">
            <text:p>59.0909090909</text:p>
          </table:table-cell>
          <table:table-cell table:formula="of:=AVERAGE([.E35:.G35])" office:value-type="float" office:value="46.2121212121212" calcext:value-type="float">
            <text:p>46.2121212121</text:p>
          </table:table-cell>
          <table:table-cell/>
          <table:table-cell table:style-name="ce2" table:formula="of:=[.H35]-[.M35]" office:value-type="float" office:value="-18.7878787878788" calcext:value-type="float">
            <text:p>-18.7878787879</text:p>
          </table:table-cell>
          <table:table-cell table:style-name="ce2" table:formula="of:=([.B35]-[.L35])/[.L35]*100" office:value-type="float" office:value="12.1654501216545" calcext:value-type="float">
            <text:p>12.1654501217</text:p>
          </table:table-cell>
          <table:table-cell office:value-type="float" office:value="411" calcext:value-type="float">
            <text:p>411</text:p>
          </table:table-cell>
          <table:table-cell office:value-type="float" office:value="65" calcext:value-type="float">
            <text:p>65</text:p>
          </table:table-cell>
          <table:table-cell table:formula="of:=[.B35]-[.L35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luderick</text:p>
          </table:table-cell>
          <table:table-cell office:value-type="float" office:value="321" calcext:value-type="float">
            <text:p>321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67.741935483871" calcext:value-type="float">
            <text:p>67.7419354839</text:p>
          </table:table-cell>
          <table:table-cell office:value-type="float" office:value="74.1935483870968" calcext:value-type="float">
            <text:p>74.1935483871</text:p>
          </table:table-cell>
          <table:table-cell office:value-type="float" office:value="64.5161290322581" calcext:value-type="float">
            <text:p>64.5161290323</text:p>
          </table:table-cell>
          <table:table-cell table:formula="of:=AVERAGE([.E36:.G36])" office:value-type="float" office:value="68.8172043010753" calcext:value-type="float">
            <text:p>68.8172043011</text:p>
          </table:table-cell>
          <table:table-cell/>
          <table:table-cell table:style-name="ce2" table:formula="of:=[.H36]-[.M36]" office:value-type="float" office:value="-0.879765395894438" calcext:value-type="float">
            <text:p>-0.8797653959</text:p>
          </table:table-cell>
          <table:table-cell table:style-name="ce2" table:formula="of:=([.B36]-[.L36])/[.L36]*100" office:value-type="float" office:value="36.0169491525424" calcext:value-type="float">
            <text:p>36.0169491525</text:p>
          </table:table-cell>
          <table:table-cell office:value-type="float" office:value="236" calcext:value-type="float">
            <text:p>236</text:p>
          </table:table-cell>
          <table:table-cell office:value-type="float" office:value="69.6969696969697" calcext:value-type="float">
            <text:p>69.696969697</text:p>
          </table:table-cell>
          <table:table-cell table:formula="of:=[.B36]-[.L36]"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string" calcext:value-type="string">
            <text:p>mackerel_tuna</text:p>
          </table:table-cell>
          <table:table-cell office:value-type="float" office:value="386" calcext:value-type="float">
            <text:p>386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62.1621621621622" calcext:value-type="float">
            <text:p>62.1621621622</text:p>
          </table:table-cell>
          <table:table-cell office:value-type="float" office:value="70.2702702702703" calcext:value-type="float">
            <text:p>70.2702702703</text:p>
          </table:table-cell>
          <table:table-cell office:value-type="float" office:value="59.4594594594595" calcext:value-type="float">
            <text:p>59.4594594595</text:p>
          </table:table-cell>
          <table:table-cell table:formula="of:=AVERAGE([.E37:.G37])" office:value-type="float" office:value="63.963963963964" calcext:value-type="float">
            <text:p>63.963963964</text:p>
          </table:table-cell>
          <table:table-cell/>
          <table:table-cell table:style-name="ce3" table:formula="of:=[.H37]-[.M37]" office:value-type="float" office:value="14.8411569464201" calcext:value-type="float">
            <text:p>14.8411569464</text:p>
          </table:table-cell>
          <table:table-cell table:style-name="ce3" table:formula="of:=([.B37]-[.L37])/[.L37]*100" office:value-type="float" office:value="98.9690721649485" calcext:value-type="float">
            <text:p>98.9690721649</text:p>
          </table:table-cell>
          <table:table-cell office:value-type="float" office:value="194" calcext:value-type="float">
            <text:p>194</text:p>
          </table:table-cell>
          <table:table-cell office:value-type="float" office:value="49.1228070175439" calcext:value-type="float">
            <text:p>49.1228070175</text:p>
          </table:table-cell>
          <table:table-cell table:formula="of:=[.B37]-[.L37]" office:value-type="float" office:value="192" calcext:value-type="float">
            <text:p>192</text:p>
          </table:table-cell>
          <table:table-cell/>
        </table:table-row>
        <table:table-row table:style-name="ro1">
          <table:table-cell office:value-type="string" calcext:value-type="string">
            <text:p>mahi_mahi</text:p>
          </table:table-cell>
          <table:table-cell office:value-type="float" office:value="761" calcext:value-type="float">
            <text:p>761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office:value-type="float" office:value="83.7837837837838" calcext:value-type="float">
            <text:p>83.7837837838</text:p>
          </table:table-cell>
          <table:table-cell office:value-type="float" office:value="82.4324324324324" calcext:value-type="float">
            <text:p>82.4324324324</text:p>
          </table:table-cell>
          <table:table-cell office:value-type="float" office:value="83.7837837837838" calcext:value-type="float">
            <text:p>83.7837837838</text:p>
          </table:table-cell>
          <table:table-cell table:formula="of:=AVERAGE([.E38:.G38])" office:value-type="float" office:value="83.3333333333333" calcext:value-type="float">
            <text:p>83.3333333333</text:p>
          </table:table-cell>
          <table:table-cell/>
          <table:table-cell table:formula="of:=[.H38]-[.M38]" office:value-type="float" office:value="0.641025641025635" calcext:value-type="float">
            <text:p>0.641025641</text:p>
          </table:table-cell>
          <table:table-cell table:formula="of:=([.B38]-[.L38])/[.L38]*100" office:value-type="float" office:value="39.1224862888483" calcext:value-type="float">
            <text:p>39.1224862888</text:p>
          </table:table-cell>
          <table:table-cell office:value-type="float" office:value="547" calcext:value-type="float">
            <text:p>547</text:p>
          </table:table-cell>
          <table:table-cell office:value-type="float" office:value="82.6923076923077" calcext:value-type="float">
            <text:p>82.6923076923</text:p>
          </table:table-cell>
          <table:table-cell table:formula="of:=[.B38]-[.L38]"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string" calcext:value-type="string">
            <text:p>mangrove_jack</text:p>
          </table:table-cell>
          <table:table-cell office:value-type="float" office:value="981" calcext:value-type="float">
            <text:p>981</text:p>
          </table:table-cell>
          <table:table-cell office:value-type="float" office:value="93" calcext:value-type="float">
            <text:p>93</text:p>
          </table:table-cell>
          <table:table-cell office:value-type="float" office:value="71" calcext:value-type="float">
            <text:p>71</text:p>
          </table:table-cell>
          <table:table-cell office:value-type="float" office:value="76.3440860215054" calcext:value-type="float">
            <text:p>76.3440860215</text:p>
          </table:table-cell>
          <table:table-cell office:value-type="float" office:value="87.0967741935484" calcext:value-type="float">
            <text:p>87.0967741935</text:p>
          </table:table-cell>
          <table:table-cell office:value-type="float" office:value="83.8709677419355" calcext:value-type="float">
            <text:p>83.8709677419</text:p>
          </table:table-cell>
          <table:table-cell table:formula="of:=AVERAGE([.E39:.G39])" office:value-type="float" office:value="82.4372759856631" calcext:value-type="float">
            <text:p>82.4372759857</text:p>
          </table:table-cell>
          <table:table-cell/>
          <table:table-cell table:style-name="ce3" table:formula="of:=[.H39]-[.M39]" office:value-type="float" office:value="8.23092677931388" calcext:value-type="float">
            <text:p>8.2309267793</text:p>
          </table:table-cell>
          <table:table-cell table:style-name="ce3" table:formula="of:=([.B39]-[.L39])/[.L39]*100" office:value-type="float" office:value="12.2425629290618" calcext:value-type="float">
            <text:p>12.2425629291</text:p>
          </table:table-cell>
          <table:table-cell office:value-type="float" office:value="874" calcext:value-type="float">
            <text:p>874</text:p>
          </table:table-cell>
          <table:table-cell office:value-type="float" office:value="74.2063492063492" calcext:value-type="float">
            <text:p>74.2063492063</text:p>
          </table:table-cell>
          <table:table-cell table:formula="of:=[.B39]-[.L39]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string" calcext:value-type="string">
            <text:p>mulloway</text:p>
          </table:table-cell>
          <table:table-cell office:value-type="float" office:value="521" calcext:value-type="float">
            <text:p>521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54.9019607843137" calcext:value-type="float">
            <text:p>54.9019607843</text:p>
          </table:table-cell>
          <table:table-cell office:value-type="float" office:value="49.0196078431373" calcext:value-type="float">
            <text:p>49.0196078431</text:p>
          </table:table-cell>
          <table:table-cell office:value-type="float" office:value="56.8627450980392" calcext:value-type="float">
            <text:p>56.862745098</text:p>
          </table:table-cell>
          <table:table-cell table:formula="of:=AVERAGE([.E40:.G40])" office:value-type="float" office:value="53.5947712418301" calcext:value-type="float">
            <text:p>53.5947712418</text:p>
          </table:table-cell>
          <table:table-cell/>
          <table:table-cell table:formula="of:=[.H40]-[.M40]" office:value-type="float" office:value="3.16742081447967" calcext:value-type="float">
            <text:p>3.1674208145</text:p>
          </table:table-cell>
          <table:table-cell table:formula="of:=([.B40]-[.L40])/[.L40]*100" office:value-type="float" office:value="27.3838630806846" calcext:value-type="float">
            <text:p>27.3838630807</text:p>
          </table:table-cell>
          <table:table-cell office:value-type="float" office:value="409" calcext:value-type="float">
            <text:p>409</text:p>
          </table:table-cell>
          <table:table-cell office:value-type="float" office:value="50.4273504273504" calcext:value-type="float">
            <text:p>50.4273504274</text:p>
          </table:table-cell>
          <table:table-cell table:formula="of:=[.B40]-[.L40]"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string" calcext:value-type="string">
            <text:p>needleskin_queenfish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7.5" calcext:value-type="float">
            <text:p>87.5</text:p>
          </table:table-cell>
          <table:table-cell table:formula="of:=AVERAGE([.E41:.G41])" office:value-type="float" office:value="79.1666666666667" calcext:value-type="float">
            <text:p>79.1666666667</text:p>
          </table:table-cell>
          <table:table-cell/>
          <table:table-cell table:formula="of:=[.H41]-[.M41]" office:value-type="float" office:value="4.16666666666667" calcext:value-type="float">
            <text:p>4.1666666667</text:p>
          </table:table-cell>
          <table:table-cell table:formula="of:=([.B41]-[.L41])/[.L41]*100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formula="of:=[.B41]-[.L4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rthern_sand_flathead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" calcext:value-type="float">
            <text:p>25</text:p>
          </table:table-cell>
          <table:table-cell table:formula="of:=AVERAGE([.E42:.G42])" office:value-type="float" office:value="25" calcext:value-type="float">
            <text:p>25</text:p>
          </table:table-cell>
          <table:table-cell/>
          <table:table-cell table:style-name="ce3" table:formula="of:=[.H42]-[.M42]" office:value-type="float" office:value="25" calcext:value-type="float">
            <text:p>25</text:p>
          </table:table-cell>
          <table:table-cell table:style-name="ce3" table:formula="of:=([.B42]-[.L42])/[.L42]*100" office:value-type="float" office:value="66.6666666666667" calcext:value-type="float">
            <text:p>66.666666666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B42]-[.L42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northern_whiting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83.3333333333333" calcext:value-type="float">
            <text:p>83.3333333333</text:p>
          </table:table-cell>
          <table:table-cell table:formula="of:=AVERAGE([.E43:.G43])" office:value-type="float" office:value="83.3333333333333" calcext:value-type="float">
            <text:p>83.3333333333</text:p>
          </table:table-cell>
          <table:table-cell/>
          <table:table-cell table:formula="of:=[.H43]-[.M43]" office:value-type="float" office:value="0" calcext:value-type="float">
            <text:p>0</text:p>
          </table:table-cell>
          <table:table-cell table:formula="of:=([.B43]-[.L43])/[.L43]*100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83.3333333333333" calcext:value-type="float">
            <text:p>83.3333333333</text:p>
          </table:table-cell>
          <table:table-cell table:formula="of:=[.B43]-[.L4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arl_perch</text:p>
          </table:table-cell>
          <table:table-cell office:value-type="float" office:value="233" calcext:value-type="float">
            <text:p>233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77.2727272727273" calcext:value-type="float">
            <text:p>77.2727272727</text:p>
          </table:table-cell>
          <table:table-cell office:value-type="float" office:value="72.7272727272727" calcext:value-type="float">
            <text:p>72.7272727273</text:p>
          </table:table-cell>
          <table:table-cell office:value-type="float" office:value="68.1818181818182" calcext:value-type="float">
            <text:p>68.1818181818</text:p>
          </table:table-cell>
          <table:table-cell table:formula="of:=AVERAGE([.E44:.G44])" office:value-type="float" office:value="72.7272727272727" calcext:value-type="float">
            <text:p>72.7272727273</text:p>
          </table:table-cell>
          <table:table-cell/>
          <table:table-cell table:style-name="ce2" table:formula="of:=[.H44]-[.M44]" office:value-type="float" office:value="1.61616161616163" calcext:value-type="float">
            <text:p>1.6161616162</text:p>
          </table:table-cell>
          <table:table-cell table:style-name="ce2" table:formula="of:=([.B44]-[.L44])/[.L44]*100" office:value-type="float" office:value="46.5408805031447" calcext:value-type="float">
            <text:p>46.5408805031</text:p>
          </table:table-cell>
          <table:table-cell office:value-type="float" office:value="159" calcext:value-type="float">
            <text:p>159</text:p>
          </table:table-cell>
          <table:table-cell office:value-type="float" office:value="71.1111111111111" calcext:value-type="float">
            <text:p>71.1111111111</text:p>
          </table:table-cell>
          <table:table-cell table:formula="of:=[.B44]-[.L44]"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people</text:p>
          </table:table-cell>
          <table:table-cell office:value-type="float" office:value="936" calcext:value-type="float">
            <text:p>936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94.4444444444444" calcext:value-type="float">
            <text:p>94.4444444444</text:p>
          </table:table-cell>
          <table:table-cell table:number-columns-repeated="2" office:value-type="float" office:value="95.5555555555556" calcext:value-type="float">
            <text:p>95.5555555556</text:p>
          </table:table-cell>
          <table:table-cell table:formula="of:=AVERAGE([.E45:.G45])" office:value-type="float" office:value="95.1851851851852" calcext:value-type="float">
            <text:p>95.1851851852</text:p>
          </table:table-cell>
          <table:table-cell/>
          <table:table-cell table:formula="of:=[.H45]-[.M45]" office:value-type="float" office:value="-0.740740740740719" calcext:value-type="float">
            <text:p>-0.7407407407</text:p>
          </table:table-cell>
          <table:table-cell table:formula="of:=([.B45]-[.L45])/[.L45]*100" office:value-type="float" office:value="0" calcext:value-type="float">
            <text:p>0</text:p>
          </table:table-cell>
          <table:table-cell office:value-type="float" office:value="936" calcext:value-type="float">
            <text:p>936</text:p>
          </table:table-cell>
          <table:table-cell office:value-type="float" office:value="95.9259259259259" calcext:value-type="float">
            <text:p>95.9259259259</text:p>
          </table:table-cell>
          <table:table-cell table:formula="of:=[.B45]-[.L4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ikey_bream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6.6666666666667" calcext:value-type="float">
            <text:p>66.6666666667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AVERAGE([.E46:.G46])" office:value-type="float" office:value="55.5555555555556" calcext:value-type="float">
            <text:p>55.5555555556</text:p>
          </table:table-cell>
          <table:table-cell/>
          <table:table-cell table:formula="of:=[.H46]-[.M46]" office:value-type="float" office:value="38.8888888888888" calcext:value-type="float">
            <text:p>38.8888888889</text:p>
          </table:table-cell>
          <table:table-cell table:formula="of:=([.B46]-[.L46])/[.L46]*100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6.6666666666667" calcext:value-type="float">
            <text:p>16.6666666667</text:p>
          </table:table-cell>
          <table:table-cell table:formula="of:=[.B46]-[.L4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iver</text:p>
          </table:table-cell>
          <table:table-cell office:value-type="float" office:value="510" calcext:value-type="float">
            <text:p>510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91.6666666666667" calcext:value-type="float">
            <text:p>91.6666666667</text:p>
          </table:table-cell>
          <table:table-cell office:value-type="float" office:value="89.5833333333333" calcext:value-type="float">
            <text:p>89.5833333333</text:p>
          </table:table-cell>
          <table:table-cell office:value-type="float" office:value="91.6666666666667" calcext:value-type="float">
            <text:p>91.6666666667</text:p>
          </table:table-cell>
          <table:table-cell table:formula="of:=AVERAGE([.E47:.G47])" office:value-type="float" office:value="90.9722222222222" calcext:value-type="float">
            <text:p>90.9722222222</text:p>
          </table:table-cell>
          <table:table-cell/>
          <table:table-cell table:formula="of:=[.H47]-[.M47]" office:value-type="float" office:value="0" calcext:value-type="float">
            <text:p>0</text:p>
          </table:table-cell>
          <table:table-cell table:formula="of:=([.B47]-[.L47])/[.L47]*100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90.9722222222222" calcext:value-type="float">
            <text:p>90.9722222222</text:p>
          </table:table-cell>
          <table:table-cell table:formula="of:=[.B47]-[.L4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iver_garfish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E48:.G48])" office:value-type="float" office:value="0" calcext:value-type="float">
            <text:p>0</text:p>
          </table:table-cell>
          <table:table-cell/>
          <table:table-cell table:formula="of:=[.H48]-[.M48]" office:value-type="float" office:value="0" calcext:value-type="float">
            <text:p>0</text:p>
          </table:table-cell>
          <table:table-cell table:formula="of:=([.B48]-[.L48])/[.L48]*100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B48]-[.L4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iver_perc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E49:.G49])" office:value-type="float" office:value="0" calcext:value-type="float">
            <text:p>0</text:p>
          </table:table-cell>
          <table:table-cell/>
          <table:table-cell table:formula="of:=[.H49]-[.M49]" office:value-type="float" office:value="0" calcext:value-type="float">
            <text:p>0</text:p>
          </table:table-cell>
          <table:table-cell table:formula="of:=([.B49]-[.L49])/[.L49]*10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B49]-[.L4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amsonfish</text:p>
          </table:table-cell>
          <table:table-cell office:value-type="float" office:value="447" calcext:value-type="float">
            <text:p>447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88.0952380952381" calcext:value-type="float">
            <text:p>88.0952380952</text:p>
          </table:table-cell>
          <table:table-cell office:value-type="float" office:value="52.3809523809524" calcext:value-type="float">
            <text:p>52.380952381</text:p>
          </table:table-cell>
          <table:table-cell office:value-type="float" office:value="54.7619047619048" calcext:value-type="float">
            <text:p>54.7619047619</text:p>
          </table:table-cell>
          <table:table-cell table:formula="of:=AVERAGE([.E50:.G50])" office:value-type="float" office:value="65.0793650793651" calcext:value-type="float">
            <text:p>65.0793650794</text:p>
          </table:table-cell>
          <table:table-cell/>
          <table:table-cell table:style-name="ce2" table:formula="of:=[.H50]-[.M50]" office:value-type="float" office:value="-5.43345543345542" calcext:value-type="float">
            <text:p>-5.4334554335</text:p>
          </table:table-cell>
          <table:table-cell table:style-name="ce2" table:formula="of:=([.B50]-[.L50])/[.L50]*100" office:value-type="float" office:value="63.1386861313869" calcext:value-type="float">
            <text:p>63.1386861314</text:p>
          </table:table-cell>
          <table:table-cell office:value-type="float" office:value="274" calcext:value-type="float">
            <text:p>274</text:p>
          </table:table-cell>
          <table:table-cell office:value-type="float" office:value="70.5128205128205" calcext:value-type="float">
            <text:p>70.5128205128</text:p>
          </table:table-cell>
          <table:table-cell table:formula="of:=[.B50]-[.L50]" office:value-type="float" office:value="173" calcext:value-type="float">
            <text:p>173</text:p>
          </table:table-cell>
          <table:table-cell/>
        </table:table-row>
        <table:table-row table:style-name="ro1">
          <table:table-cell office:value-type="string" calcext:value-type="string">
            <text:p>sand_whiting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6.6666666666667" calcext:value-type="float">
            <text:p>86.6666666667</text:p>
          </table:table-cell>
          <table:table-cell table:number-columns-repeated="2" office:value-type="float" office:value="80" calcext:value-type="float">
            <text:p>80</text:p>
          </table:table-cell>
          <table:table-cell table:formula="of:=AVERAGE([.E51:.G51])" office:value-type="float" office:value="82.2222222222222" calcext:value-type="float">
            <text:p>82.2222222222</text:p>
          </table:table-cell>
          <table:table-cell/>
          <table:table-cell table:formula="of:=[.H51]-[.M51]" office:value-type="float" office:value="-4.44444444444447" calcext:value-type="float">
            <text:p>-4.4444444444</text:p>
          </table:table-cell>
          <table:table-cell table:formula="of:=([.B51]-[.L51])/[.L51]*100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86.6666666666667" calcext:value-type="float">
            <text:p>86.6666666667</text:p>
          </table:table-cell>
          <table:table-cell table:formula="of:=[.B51]-[.L5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caly_jewfish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E52:.G52])" office:value-type="float" office:value="0" calcext:value-type="float">
            <text:p>0</text:p>
          </table:table-cell>
          <table:table-cell/>
          <table:table-cell table:formula="of:=[.H52]-[.M52]" office:value-type="float" office:value="0" calcext:value-type="float">
            <text:p>0</text:p>
          </table:table-cell>
          <table:table-cell table:formula="of:=([.B52]-[.L52])/[.L52]*10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B52]-[.L5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chool_mackerel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1.4285714285714" calcext:value-type="float">
            <text:p>71.4285714286</text:p>
          </table:table-cell>
          <table:table-cell office:value-type="float" office:value="42.8571428571429" calcext:value-type="float">
            <text:p>42.8571428571</text:p>
          </table:table-cell>
          <table:table-cell office:value-type="float" office:value="71.4285714285714" calcext:value-type="float">
            <text:p>71.4285714286</text:p>
          </table:table-cell>
          <table:table-cell table:formula="of:=AVERAGE([.E53:.G53])" office:value-type="float" office:value="61.9047619047619" calcext:value-type="float">
            <text:p>61.9047619048</text:p>
          </table:table-cell>
          <table:table-cell/>
          <table:table-cell table:formula="of:=[.H53]-[.M53]" office:value-type="float" office:value="47.6190476190476" calcext:value-type="float">
            <text:p>47.619047619</text:p>
          </table:table-cell>
          <table:table-cell table:formula="of:=([.B53]-[.L53])/[.L53]*100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4.2857142857143" calcext:value-type="float">
            <text:p>14.2857142857</text:p>
          </table:table-cell>
          <table:table-cell table:formula="of:=[.B53]-[.L5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cribbled_rabbitfish</text:p>
          </table:table-cell>
          <table:table-cell office:value-type="float" office:value="126" calcext:value-type="float">
            <text:p>12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80" calcext:value-type="float">
            <text:p>80</text:p>
          </table:table-cell>
          <table:table-cell table:formula="of:=AVERAGE([.E54:.G54])" office:value-type="float" office:value="80" calcext:value-type="float">
            <text:p>80</text:p>
          </table:table-cell>
          <table:table-cell/>
          <table:table-cell table:formula="of:=[.H54]-[.M54]" office:value-type="float" office:value="-20" calcext:value-type="float">
            <text:p>-20</text:p>
          </table:table-cell>
          <table:table-cell table:formula="of:=([.B54]-[.L54])/[.L54]*100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formula="of:=[.B54]-[.L54]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sea</text:p>
          </table:table-cell>
          <table:table-cell office:value-type="float" office:value="313" calcext:value-type="float">
            <text:p>313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83.3333333333333" calcext:value-type="float">
            <text:p>83.3333333333</text:p>
          </table:table-cell>
          <table:table-cell office:value-type="float" office:value="76.6666666666667" calcext:value-type="float">
            <text:p>76.6666666667</text:p>
          </table:table-cell>
          <table:table-cell office:value-type="float" office:value="86.6666666666667" calcext:value-type="float">
            <text:p>86.6666666667</text:p>
          </table:table-cell>
          <table:table-cell table:formula="of:=AVERAGE([.E55:.G55])" office:value-type="float" office:value="82.2222222222222" calcext:value-type="float">
            <text:p>82.2222222222</text:p>
          </table:table-cell>
          <table:table-cell/>
          <table:table-cell table:formula="of:=[.H55]-[.M55]" office:value-type="float" office:value="2.22222222222223" calcext:value-type="float">
            <text:p>2.2222222222</text:p>
          </table:table-cell>
          <table:table-cell table:formula="of:=([.B55]-[.L55])/[.L55]*100"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  <table:table-cell office:value-type="float" office:value="80" calcext:value-type="float">
            <text:p>80</text:p>
          </table:table-cell>
          <table:table-cell table:formula="of:=[.B55]-[.L5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a_mullet</text:p>
          </table:table-cell>
          <table:table-cell office:value-type="float" office:value="322" calcext:value-type="float">
            <text:p>322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41.9354838709677" calcext:value-type="float">
            <text:p>41.935483871</text:p>
          </table:table-cell>
          <table:table-cell table:number-columns-repeated="2" office:value-type="float" office:value="58.0645161290323" calcext:value-type="float">
            <text:p>58.064516129</text:p>
          </table:table-cell>
          <table:table-cell table:formula="of:=AVERAGE([.E56:.G56])" office:value-type="float" office:value="52.6881720430108" calcext:value-type="float">
            <text:p>52.688172043</text:p>
          </table:table-cell>
          <table:table-cell/>
          <table:table-cell table:style-name="ce2" table:formula="of:=[.H56]-[.M56]" office:value-type="float" office:value="-4.71923536439665" calcext:value-type="float">
            <text:p>-4.7192353644</text:p>
          </table:table-cell>
          <table:table-cell table:style-name="ce2" table:formula="of:=([.B56]-[.L56])/[.L56]*100" office:value-type="float" office:value="74.0540540540541" calcext:value-type="float">
            <text:p>74.0540540541</text:p>
          </table:table-cell>
          <table:table-cell office:value-type="float" office:value="185" calcext:value-type="float">
            <text:p>185</text:p>
          </table:table-cell>
          <table:table-cell office:value-type="float" office:value="57.4074074074074" calcext:value-type="float">
            <text:p>57.4074074074</text:p>
          </table:table-cell>
          <table:table-cell table:formula="of:=[.B56]-[.L56]" office:value-type="float" office:value="137" calcext:value-type="float">
            <text:p>137</text:p>
          </table:table-cell>
          <table:table-cell/>
        </table:table-row>
        <table:table-row table:style-name="ro1">
          <table:table-cell office:value-type="string" calcext:value-type="string">
            <text:p>shark_mackerel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7.5" calcext:value-type="float">
            <text:p>37.5</text:p>
          </table:table-cell>
          <table:table-cell office:value-type="float" office:value="12.5" calcext:value-type="float">
            <text:p>12.5</text:p>
          </table:table-cell>
          <table:table-cell office:value-type="float" office:value="37.5" calcext:value-type="float">
            <text:p>37.5</text:p>
          </table:table-cell>
          <table:table-cell table:formula="of:=AVERAGE([.E57:.G57])" office:value-type="float" office:value="29.1666666666667" calcext:value-type="float">
            <text:p>29.1666666667</text:p>
          </table:table-cell>
          <table:table-cell/>
          <table:table-cell table:formula="of:=[.H57]-[.M57]" office:value-type="float" office:value="0" calcext:value-type="float">
            <text:p>0</text:p>
          </table:table-cell>
          <table:table-cell table:formula="of:=([.B57]-[.L57])/[.L57]*100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9.1666666666667" calcext:value-type="float">
            <text:p>29.1666666667</text:p>
          </table:table-cell>
          <table:table-cell table:formula="of:=[.B57]-[.L5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ilver_javelin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0" calcext:value-type="float">
            <text:p>60</text:p>
          </table:table-cell>
          <table:table-cell table:formula="of:=AVERAGE([.E58:.G58])" office:value-type="float" office:value="60" calcext:value-type="float">
            <text:p>60</text:p>
          </table:table-cell>
          <table:table-cell/>
          <table:table-cell table:style-name="ce2" table:formula="of:=[.H58]-[.M58]" office:value-type="float" office:value="-6.6666666666667" calcext:value-type="float">
            <text:p>-6.6666666667</text:p>
          </table:table-cell>
          <table:table-cell table:style-name="ce2" table:formula="of:=([.B58]-[.L58])/[.L58]*100"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office:value-type="float" office:value="66.6666666666667" calcext:value-type="float">
            <text:p>66.6666666667</text:p>
          </table:table-cell>
          <table:table-cell table:formula="of:=[.B58]-[.L58]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silver_jewfish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formula="of:=AVERAGE([.E59:.G59])" office:value-type="float" office:value="50" calcext:value-type="float">
            <text:p>50</text:p>
          </table:table-cell>
          <table:table-cell/>
          <table:table-cell table:style-name="ce2" table:formula="of:=[.H59]-[.M59]" office:value-type="float" office:value="-16.6666666666667" calcext:value-type="float">
            <text:p>-16.6666666667</text:p>
          </table:table-cell>
          <table:table-cell table:style-name="ce2" table:formula="of:=([.B59]-[.L59])/[.L59]*100" office:value-type="float" office:value="21.2121212121212" calcext:value-type="float">
            <text:p>21.2121212121</text:p>
          </table:table-cell>
          <table:table-cell office:value-type="float" office:value="33" calcext:value-type="float">
            <text:p>33</text:p>
          </table:table-cell>
          <table:table-cell office:value-type="float" office:value="66.6666666666667" calcext:value-type="float">
            <text:p>66.6666666667</text:p>
          </table:table-cell>
          <table:table-cell table:formula="of:=[.B59]-[.L59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mall_spotted_dart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62.5" calcext:value-type="float">
            <text:p>62.5</text:p>
          </table:table-cell>
          <table:table-cell table:formula="of:=AVERAGE([.E60:.G60])" office:value-type="float" office:value="70.8333333333333" calcext:value-type="float">
            <text:p>70.8333333333</text:p>
          </table:table-cell>
          <table:table-cell/>
          <table:table-cell table:formula="of:=[.H60]-[.M60]" office:value-type="float" office:value="-4.16666666666667" calcext:value-type="float">
            <text:p>-4.1666666667</text:p>
          </table:table-cell>
          <table:table-cell table:formula="of:=([.B60]-[.L60])/[.L60]*100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table:formula="of:=[.B60]-[.L6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napper</text:p>
          </table:table-cell>
          <table:table-cell office:value-type="float" office:value="469" calcext:value-type="float">
            <text:p>469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59.0909090909091" calcext:value-type="float">
            <text:p>59.0909090909</text:p>
          </table:table-cell>
          <table:table-cell office:value-type="float" office:value="54.5454545454545" calcext:value-type="float">
            <text:p>54.5454545455</text:p>
          </table:table-cell>
          <table:table-cell office:value-type="float" office:value="61.3636363636364" calcext:value-type="float">
            <text:p>61.3636363636</text:p>
          </table:table-cell>
          <table:table-cell table:formula="of:=AVERAGE([.E61:.G61])" office:value-type="float" office:value="58.3333333333333" calcext:value-type="float">
            <text:p>58.3333333333</text:p>
          </table:table-cell>
          <table:table-cell/>
          <table:table-cell table:formula="of:=[.H61]-[.M61]" office:value-type="float" office:value="0.757575757575737" calcext:value-type="float">
            <text:p>0.7575757576</text:p>
          </table:table-cell>
          <table:table-cell table:formula="of:=([.B61]-[.L61])/[.L61]*100"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57.5757575757576" calcext:value-type="float">
            <text:p>57.5757575758</text:p>
          </table:table-cell>
          <table:table-cell table:formula="of:=[.B61]-[.L6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nub_nosed_dart</text:p>
          </table:table-cell>
          <table:table-cell office:value-type="float" office:value="433" calcext:value-type="float">
            <text:p>433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69.0476190476191" calcext:value-type="float">
            <text:p>69.0476190476</text:p>
          </table:table-cell>
          <table:table-cell office:value-type="float" office:value="61.9047619047619" calcext:value-type="float">
            <text:p>61.9047619048</text:p>
          </table:table-cell>
          <table:table-cell table:formula="of:=AVERAGE([.E62:.G62])" office:value-type="float" office:value="65.8730158730159" calcext:value-type="float">
            <text:p>65.873015873</text:p>
          </table:table-cell>
          <table:table-cell/>
          <table:table-cell table:style-name="ce2" table:formula="of:=[.H62]-[.M62]" office:value-type="float" office:value="-15.4995331465919" calcext:value-type="float">
            <text:p>-15.4995331466</text:p>
          </table:table-cell>
          <table:table-cell table:style-name="ce2" table:formula="of:=([.B62]-[.L62])/[.L62]*100" office:value-type="float" office:value="22.6628895184136" calcext:value-type="float">
            <text:p>22.6628895184</text:p>
          </table:table-cell>
          <table:table-cell office:value-type="float" office:value="353" calcext:value-type="float">
            <text:p>353</text:p>
          </table:table-cell>
          <table:table-cell office:value-type="float" office:value="81.3725490196078" calcext:value-type="float">
            <text:p>81.3725490196</text:p>
          </table:table-cell>
          <table:table-cell table:formula="of:=[.B62]-[.L62]"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snubnose_garfish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E63:.G63])" office:value-type="float" office:value="0" calcext:value-type="float">
            <text:p>0</text:p>
          </table:table-cell>
          <table:table-cell/>
          <table:table-cell table:formula="of:=[.H63]-[.M63]" office:value-type="float" office:value="0" calcext:value-type="float">
            <text:p>0</text:p>
          </table:table-cell>
          <table:table-cell table:formula="of:=([.B63]-[.L63])/[.L63]*100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B63]-[.L6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panish_mackerel</text:p>
          </table:table-cell>
          <table:table-cell office:value-type="float" office:value="460" calcext:value-type="float">
            <text:p>460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51.1627906976744" calcext:value-type="float">
            <text:p>51.1627906977</text:p>
          </table:table-cell>
          <table:table-cell office:value-type="float" office:value="60.4651162790698" calcext:value-type="float">
            <text:p>60.4651162791</text:p>
          </table:table-cell>
          <table:table-cell office:value-type="float" office:value="51.1627906976744" calcext:value-type="float">
            <text:p>51.1627906977</text:p>
          </table:table-cell>
          <table:table-cell table:formula="of:=AVERAGE([.E64:.G64])" office:value-type="float" office:value="54.2635658914729" calcext:value-type="float">
            <text:p>54.2635658915</text:p>
          </table:table-cell>
          <table:table-cell/>
          <table:table-cell table:style-name="ce3" table:formula="of:=[.H64]-[.M64]" office:value-type="float" office:value="3.33763996554696" calcext:value-type="float">
            <text:p>3.3376399655</text:p>
          </table:table-cell>
          <table:table-cell table:style-name="ce3" table:formula="of:=([.B64]-[.L64])/[.L64]*100" office:value-type="float" office:value="21.0526315789474" calcext:value-type="float">
            <text:p>21.0526315789</text:p>
          </table:table-cell>
          <table:table-cell office:value-type="float" office:value="380" calcext:value-type="float">
            <text:p>380</text:p>
          </table:table-cell>
          <table:table-cell office:value-type="float" office:value="50.9259259259259" calcext:value-type="float">
            <text:p>50.9259259259</text:p>
          </table:table-cell>
          <table:table-cell table:formula="of:=[.B64]-[.L64]"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spotted_mackerel</text:p>
          </table:table-cell>
          <table:table-cell office:value-type="float" office:value="172" calcext:value-type="float">
            <text:p>17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35.2941176470588" calcext:value-type="float">
            <text:p>35.2941176471</text:p>
          </table:table-cell>
          <table:table-cell table:number-columns-repeated="2" office:value-type="float" office:value="23.5294117647059" calcext:value-type="float">
            <text:p>23.5294117647</text:p>
          </table:table-cell>
          <table:table-cell table:formula="of:=AVERAGE([.E65:.G65])" office:value-type="float" office:value="27.4509803921569" calcext:value-type="float">
            <text:p>27.4509803922</text:p>
          </table:table-cell>
          <table:table-cell/>
          <table:table-cell table:formula="of:=[.H65]-[.M65]" office:value-type="float" office:value="2.45098039215686" calcext:value-type="float">
            <text:p>2.4509803922</text:p>
          </table:table-cell>
          <table:table-cell table:formula="of:=([.B65]-[.L65])/[.L65]*100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[.B65]-[.L6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out_whitin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E66:.G66])" office:value-type="float" office:value="0" calcext:value-type="float">
            <text:p>0</text:p>
          </table:table-cell>
          <table:table-cell/>
          <table:table-cell table:formula="of:=[.H66]-[.M66]" office:value-type="float" office:value="0" calcext:value-type="float">
            <text:p>0</text:p>
          </table:table-cell>
          <table:table-cell table:formula="of:=([.B66]-[.L66])/[.L66]*100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66]-[.L6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riped_barracuda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66.6666666666667" calcext:value-type="float">
            <text:p>66.6666666667</text:p>
          </table:table-cell>
          <table:table-cell table:formula="of:=AVERAGE([.E67:.G67])" office:value-type="float" office:value="66.6666666666667" calcext:value-type="float">
            <text:p>66.6666666667</text:p>
          </table:table-cell>
          <table:table-cell/>
          <table:table-cell table:formula="of:=[.H67]-[.M67]" office:value-type="float" office:value="11.1111111111111" calcext:value-type="float">
            <text:p>11.1111111111</text:p>
          </table:table-cell>
          <table:table-cell table:formula="of:=([.B67]-[.L67])/[.L67]*10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5.5555555555556" calcext:value-type="float">
            <text:p>55.5555555556</text:p>
          </table:table-cell>
          <table:table-cell table:formula="of:=[.B67]-[.L6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wallow_tailed_dart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3.3333333333333" calcext:value-type="float">
            <text:p>33.3333333333</text:p>
          </table:table-cell>
          <table:table-cell table:formula="of:=AVERAGE([.E68:.G68])" office:value-type="float" office:value="33.3333333333333" calcext:value-type="float">
            <text:p>33.3333333333</text:p>
          </table:table-cell>
          <table:table-cell/>
          <table:table-cell table:formula="of:=[.H68]-[.M68]" office:value-type="float" office:value="0" calcext:value-type="float">
            <text:p>0</text:p>
          </table:table-cell>
          <table:table-cell table:formula="of:=([.B68]-[.L68])/[.L68]*100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3.3333333333333" calcext:value-type="float">
            <text:p>33.3333333333</text:p>
          </table:table-cell>
          <table:table-cell table:formula="of:=[.B68]-[.L6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ilor</text:p>
          </table:table-cell>
          <table:table-cell office:value-type="float" office:value="915" calcext:value-type="float">
            <text:p>915</text:p>
          </table:table-cell>
          <table:table-cell office:value-type="float" office:value="88" calcext:value-type="float">
            <text:p>88</text:p>
          </table:table-cell>
          <table:table-cell office:value-type="float" office:value="45" calcext:value-type="float">
            <text:p>45</text:p>
          </table:table-cell>
          <table:table-cell office:value-type="float" office:value="51.1363636363636" calcext:value-type="float">
            <text:p>51.1363636364</text:p>
          </table:table-cell>
          <table:table-cell office:value-type="float" office:value="47.7272727272727" calcext:value-type="float">
            <text:p>47.7272727273</text:p>
          </table:table-cell>
          <table:table-cell office:value-type="float" office:value="25" calcext:value-type="float">
            <text:p>25</text:p>
          </table:table-cell>
          <table:table-cell table:formula="of:=AVERAGE([.E69:.G69])" office:value-type="float" office:value="41.2878787878788" calcext:value-type="float">
            <text:p>41.2878787879</text:p>
          </table:table-cell>
          <table:table-cell/>
          <table:table-cell table:style-name="ce2" table:formula="of:=[.H69]-[.M69]" office:value-type="float" office:value="-9.82323232323232" calcext:value-type="float">
            <text:p>-9.8232323232</text:p>
          </table:table-cell>
          <table:table-cell table:style-name="ce2" table:formula="of:=([.B69]-[.L69])/[.L69]*100" office:value-type="float" office:value="47.1061093247588" calcext:value-type="float">
            <text:p>47.1061093248</text:p>
          </table:table-cell>
          <table:table-cell office:value-type="float" office:value="622" calcext:value-type="float">
            <text:p>622</text:p>
          </table:table-cell>
          <table:table-cell office:value-type="float" office:value="51.1111111111111" calcext:value-type="float">
            <text:p>51.1111111111</text:p>
          </table:table-cell>
          <table:table-cell table:formula="of:=[.B69]-[.L69]" office:value-type="float" office:value="293" calcext:value-type="float">
            <text:p>293</text:p>
          </table:table-cell>
          <table:table-cell/>
        </table:table-row>
        <table:table-row table:style-name="ro1">
          <table:table-cell office:value-type="string" calcext:value-type="string">
            <text:p>tarwhine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7.5" calcext:value-type="float">
            <text:p>87.5</text:p>
          </table:table-cell>
          <table:table-cell office:value-type="float" office:value="75" calcext:value-type="float">
            <text:p>75</text:p>
          </table:table-cell>
          <table:table-cell office:value-type="float" office:value="87.5" calcext:value-type="float">
            <text:p>87.5</text:p>
          </table:table-cell>
          <table:table-cell table:formula="of:=AVERAGE([.E70:.G70])" office:value-type="float" office:value="83.3333333333333" calcext:value-type="float">
            <text:p>83.3333333333</text:p>
          </table:table-cell>
          <table:table-cell/>
          <table:table-cell table:formula="of:=[.H70]-[.M70]" office:value-type="float" office:value="0" calcext:value-type="float">
            <text:p>0</text:p>
          </table:table-cell>
          <table:table-cell table:formula="of:=([.B70]-[.L70])/[.L70]*100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83.3333333333333" calcext:value-type="float">
            <text:p>83.3333333333</text:p>
          </table:table-cell>
          <table:table-cell table:formula="of:=[.B70]-[.L7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raglin</text:p>
          </table:table-cell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2.2222222222222" calcext:value-type="float">
            <text:p>22.2222222222</text:p>
          </table:table-cell>
          <table:table-cell table:formula="of:=AVERAGE([.E71:.G71])" office:value-type="float" office:value="22.2222222222222" calcext:value-type="float">
            <text:p>22.2222222222</text:p>
          </table:table-cell>
          <table:table-cell/>
          <table:table-cell table:style-name="ce3" table:formula="of:=[.H71]-[.M71]" office:value-type="float" office:value="7.93650793650792" calcext:value-type="float">
            <text:p>7.9365079365</text:p>
          </table:table-cell>
          <table:table-cell table:style-name="ce3" table:formula="of:=([.B71]-[.L71])/[.L71]*100" office:value-type="float" office:value="34.2857142857143" calcext:value-type="float">
            <text:p>34.2857142857</text:p>
          </table:table-cell>
          <table:table-cell office:value-type="float" office:value="70" calcext:value-type="float">
            <text:p>70</text:p>
          </table:table-cell>
          <table:table-cell office:value-type="float" office:value="14.2857142857143" calcext:value-type="float">
            <text:p>14.2857142857</text:p>
          </table:table-cell>
          <table:table-cell table:formula="of:=[.B71]-[.L71]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three_by_two_garfish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E72:.G72])" office:value-type="float" office:value="0" calcext:value-type="float">
            <text:p>0</text:p>
          </table:table-cell>
          <table:table-cell/>
          <table:table-cell table:formula="of:=[.H72]-[.M72]" office:value-type="float" office:value="0" calcext:value-type="float">
            <text:p>0</text:p>
          </table:table-cell>
          <table:table-cell table:formula="of:=([.B72]-[.L72])/[.L72]*100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B72]-[.L7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umpeter_winter_whiting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E73:.G73])" office:value-type="float" office:value="11.1111111111111" calcext:value-type="float">
            <text:p>11.1111111111</text:p>
          </table:table-cell>
          <table:table-cell/>
          <table:table-cell table:style-name="ce2" table:formula="of:=[.H73]-[.M73]" office:value-type="float" office:value="-72.2222222222222" calcext:value-type="float">
            <text:p>-72.2222222222</text:p>
          </table:table-cell>
          <table:table-cell table:style-name="ce2" table:formula="of:=([.B73]-[.L73])/[.L73]*100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83.3333333333333" calcext:value-type="float">
            <text:p>83.3333333333</text:p>
          </table:table-cell>
          <table:table-cell table:formula="of:=[.B73]-[.L7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ahoo</text:p>
          </table:table-cell>
          <table:table-cell office:value-type="float" office:value="187" calcext:value-type="float">
            <text:p>187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38.8888888888889" calcext:value-type="float">
            <text:p>38.8888888889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55.5555555555556" calcext:value-type="float">
            <text:p>55.5555555556</text:p>
          </table:table-cell>
          <table:table-cell table:formula="of:=AVERAGE([.E74:.G74])" office:value-type="float" office:value="42.5925925925926" calcext:value-type="float">
            <text:p>42.5925925926</text:p>
          </table:table-cell>
          <table:table-cell/>
          <table:table-cell table:formula="of:=[.H74]-[.M74]" office:value-type="float" office:value="-12.962962962963" calcext:value-type="float">
            <text:p>-12.962962963</text:p>
          </table:table-cell>
          <table:table-cell table:formula="of:=([.B74]-[.L74])/[.L74]*100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55.5555555555556" calcext:value-type="float">
            <text:p>55.5555555556</text:p>
          </table:table-cell>
          <table:table-cell table:formula="of:=[.B74]-[.L7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olf_herring</text:p>
          </table:table-cell>
          <table:table-cell office:value-type="float" office:value="148" calcext:value-type="float">
            <text:p>14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7.1428571428571" calcext:value-type="float">
            <text:p>57.1428571429</text:p>
          </table:table-cell>
          <table:table-cell office:value-type="float" office:value="50" calcext:value-type="float">
            <text:p>50</text:p>
          </table:table-cell>
          <table:table-cell table:formula="of:=AVERAGE([.E75:.G75])" office:value-type="float" office:value="54.7619047619048" calcext:value-type="float">
            <text:p>54.7619047619</text:p>
          </table:table-cell>
          <table:table-cell/>
          <table:table-cell table:style-name="ce2" table:formula="of:=[.H75]-[.M75]" office:value-type="float" office:value="-17.9653679653679" calcext:value-type="float">
            <text:p>-17.9653679654</text:p>
          </table:table-cell>
          <table:table-cell table:style-name="ce2" table:formula="of:=([.B75]-[.L75])/[.L75]*100" office:value-type="float" office:value="33.3333333333333" calcext:value-type="float">
            <text:p>33.3333333333</text:p>
          </table:table-cell>
          <table:table-cell office:value-type="float" office:value="111" calcext:value-type="float">
            <text:p>111</text:p>
          </table:table-cell>
          <table:table-cell office:value-type="float" office:value="72.7272727272727" calcext:value-type="float">
            <text:p>72.7272727273</text:p>
          </table:table-cell>
          <table:table-cell table:formula="of:=[.B75]-[.L75]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yellowfin_bream</text:p>
          </table:table-cell>
          <table:table-cell office:value-type="float" office:value="132" calcext:value-type="float">
            <text:p>13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9.2307692307692" calcext:value-type="float">
            <text:p>69.2307692308</text:p>
          </table:table-cell>
          <table:table-cell table:number-columns-repeated="2" office:value-type="float" office:value="61.5384615384615" calcext:value-type="float">
            <text:p>61.5384615385</text:p>
          </table:table-cell>
          <table:table-cell table:formula="of:=AVERAGE([.E76:.G76])" office:value-type="float" office:value="64.1025641025641" calcext:value-type="float">
            <text:p>64.1025641026</text:p>
          </table:table-cell>
          <table:table-cell/>
          <table:table-cell table:formula="of:=[.H76]-[.M76]" office:value-type="float" office:value="0" calcext:value-type="float">
            <text:p>0</text:p>
          </table:table-cell>
          <table:table-cell table:formula="of:=([.B76]-[.L76])/[.L76]*100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64.1025641025641" calcext:value-type="float">
            <text:p>64.1025641026</text:p>
          </table:table-cell>
          <table:table-cell table:formula="of:=[.B76]-[.L7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yellowfin_tuna</text:p>
          </table:table-cell>
          <table:table-cell office:value-type="float" office:value="483" calcext:value-type="float">
            <text:p>483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67.3913043478261" calcext:value-type="float">
            <text:p>67.3913043478</text:p>
          </table:table-cell>
          <table:table-cell office:value-type="float" office:value="60.8695652173913" calcext:value-type="float">
            <text:p>60.8695652174</text:p>
          </table:table-cell>
          <table:table-cell table:formula="of:=AVERAGE([.E77:.G77])" office:value-type="float" office:value="65.2173913043478" calcext:value-type="float">
            <text:p>65.2173913043</text:p>
          </table:table-cell>
          <table:table-cell/>
          <table:table-cell table:formula="of:=[.H77]-[.M77]" office:value-type="float" office:value="12.3188405797101" calcext:value-type="float">
            <text:p>12.3188405797</text:p>
          </table:table-cell>
          <table:table-cell table:formula="of:=([.B77]-[.L77])/[.L77]*100" office:value-type="float" office:value="0" calcext:value-type="float">
            <text:p>0</text:p>
          </table:table-cell>
          <table:table-cell office:value-type="float" office:value="483" calcext:value-type="float">
            <text:p>483</text:p>
          </table:table-cell>
          <table:table-cell office:value-type="float" office:value="52.8985507246377" calcext:value-type="float">
            <text:p>52.8985507246</text:p>
          </table:table-cell>
          <table:table-cell table:formula="of:=[.B77]-[.L7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yellowtail_kingfish</text:p>
          </table:table-cell>
          <table:table-cell office:value-type="float" office:value="666" calcext:value-type="float">
            <text:p>666</text:p>
          </table:table-cell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office:value-type="float" office:value="53.125" calcext:value-type="float">
            <text:p>53.125</text:p>
          </table:table-cell>
          <table:table-cell office:value-type="float" office:value="54.6875" calcext:value-type="float">
            <text:p>54.6875</text:p>
          </table:table-cell>
          <table:table-cell office:value-type="float" office:value="57.8125" calcext:value-type="float">
            <text:p>57.8125</text:p>
          </table:table-cell>
          <table:table-cell table:formula="of:=AVERAGE([.E78:.G78])" office:value-type="float" office:value="55.2083333333333" calcext:value-type="float">
            <text:p>55.2083333333</text:p>
          </table:table-cell>
          <table:table-cell/>
          <table:table-cell table:style-name="ce2" table:formula="of:=[.H78]-[.M78]" office:value-type="float" office:value="-2.98375706214686" calcext:value-type="float">
            <text:p>-2.9837570621</text:p>
          </table:table-cell>
          <table:table-cell table:style-name="ce2" table:formula="of:=([.B78]-[.L78])/[.L78]*100" office:value-type="float" office:value="8.29268292682927" calcext:value-type="float">
            <text:p>8.2926829268</text:p>
          </table:table-cell>
          <table:table-cell office:value-type="float" office:value="615" calcext:value-type="float">
            <text:p>615</text:p>
          </table:table-cell>
          <table:table-cell office:value-type="float" office:value="58.1920903954802" calcext:value-type="float">
            <text:p>58.1920903955</text:p>
          </table:table-cell>
          <table:table-cell table:formula="of:=[.B78]-[.L78]"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yellowtailed_flathead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E79:.G79])" office:value-type="float" office:value="0" calcext:value-type="float">
            <text:p>0</text:p>
          </table:table-cell>
          <table:table-cell/>
          <table:table-cell table:formula="of:=[.H79]-[.M79]" office:value-type="float" office:value="0" calcext:value-type="float">
            <text:p>0</text:p>
          </table:table-cell>
          <table:table-cell table:formula="of:=([.B79]-[.L79])/[.L79]*10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B79]-[.L7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float" office:value="55.9414772883221" calcext:value-type="float">
            <text:p>55.9414772883</text:p>
          </table:table-cell>
          <table:table-cell office:value-type="float" office:value="56.750300727114" calcext:value-type="float">
            <text:p>56.7503007271</text:p>
          </table:table-cell>
          <table:table-cell office:value-type="float" office:value="54.8521441566701" calcext:value-type="float">
            <text:p>54.8521441567</text:p>
          </table:table-cell>
          <table:table-cell table:formula="of:=AVERAGE([.E80:.G80])" office:value-type="float" office:value="55.8479740573687" calcext:value-type="float">
            <text:p>55.8479740574</text:p>
          </table:table-cell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9"/>
          <table:table-cell table:style-name="Default" table:number-columns-repeated="4"/>
          <table:table-cell table:formula="of:=SUM([.N2:.N79])" office:value-type="float" office:value="2681" calcext:value-type="float">
            <text:p>2681</text:p>
          </table:table-cell>
          <table:table-cell/>
        </table:table-row>
        <table:table-row table:style-name="ro1">
          <table:table-cell office:value-type="string" calcext:value-type="string">
            <text:p>training accuracy</text:p>
          </table:table-cell>
          <table:table-cell office:value-type="float" office:value="84.0486943721771" calcext:value-type="float">
            <text:p>84.0486943722</text:p>
          </table:table-cell>
          <table:table-cell office:value-type="float" office:value="83.9286744594574" calcext:value-type="float">
            <text:p>83.9286744595</text:p>
          </table:table-cell>
          <table:table-cell office:value-type="float" office:value="82.8713476657867" calcext:value-type="float">
            <text:p>82.8713476658</text:p>
          </table:table-cell>
          <table:table-cell table:number-columns-repeated="5"/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validation accuracy</text:p>
          </table:table-cell>
          <table:table-cell office:value-type="float" office:value="69.4752037525177" calcext:value-type="float">
            <text:p>69.4752037525</text:p>
          </table:table-cell>
          <table:table-cell office:value-type="float" office:value="69.5714950561523" calcext:value-type="float">
            <text:p>69.5714950562</text:p>
          </table:table-cell>
          <table:table-cell office:value-type="float" office:value="68.0308163166046" calcext:value-type="float">
            <text:p>68.0308163166</text:p>
          </table:table-cell>
          <table:table-cell table:number-columns-repeated="5"/>
          <table:table-cell table:style-name="Default" table:number-columns-repeated="4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5T22:29:09.219408160</dc:date>
    <meta:editing-duration>PT11M30S</meta:editing-duration>
    <meta:editing-cycles>2</meta:editing-cycles>
    <meta:generator>LibreOffice/5.1.6.2$Linux_X86_64 LibreOffice_project/10m0$Build-2</meta:generator>
    <meta:document-statistic meta:table-count="1" meta:cell-count="1040" meta:object-count="0"/>
  </office:meta>
</office:document-meta>
</file>